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master-page-name="">
      <style:table-properties style:width="7.1104in" fo:margin-left="0.1042in" style:page-number="auto" fo:break-before="auto" fo:break-after="auto" table:align="left" style:shadow="none"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6.0444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master-page-name="">
      <style:table-properties style:width="7.1104in" fo:margin-left="0.1042in" style:page-number="auto" fo:break-before="auto" fo:break-after="auto" table:align="left" style:shadow="none"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4993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master-page-name="">
      <style:table-properties style:width="7.1104in" fo:margin-left="0.1042in" style:page-number="auto" fo:break-before="auto" fo:break-after="auto" table:align="left" style:shadow="none"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6.1507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7.1104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6.1514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4" style:family="paragraph" style:parent-style-name="Heading_20_1">
      <loext:graphic-properties draw:fill="none" draw:fill-color="#0000ff" draw:opacity="100%"/>
      <style:paragraph-properties fo:margin-left="0in" fo:margin-right="0in" fo:margin-top="0.1043in" fo:margin-bottom="0.1043in" loext:contextual-spacing="false" fo:text-indent="0in" style:auto-text-indent="false" fo:background-color="transparent" style:writing-mode="page"/>
      <style:text-properties fo:color="#000000" officeooo:paragraph-rsid="0001ad69" loext:padding="0in" loext:border="none"/>
    </style:style>
    <style:style style:name="P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6"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10"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11"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12"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13"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14"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15"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6"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7"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8"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9"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0"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1"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2"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3"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4"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5"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6"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27"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8"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9"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0"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1"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2"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3"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34"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01ad69"/>
    </style:style>
    <style:style style:name="P35"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36"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37"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38"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39"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0"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4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2"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4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Preformatted_20_Text" style:list-style-name="L13"/>
    <style:style style:name="P46" style:family="paragraph" style:parent-style-name="Preformatted_20_Text" style:list-style-name="L16"/>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4eaf9"/>
    </style:style>
    <style:style style:name="T6" style:family="text">
      <style:text-properties fo:font-style="italic"/>
    </style:style>
    <style:style style:name="T7" style:family="text">
      <style:text-properties fo:font-style="italic" fo:font-weight="bold"/>
    </style:style>
    <style:style style:name="T8" style:family="text">
      <style:text-properties fo:font-style="italic" loext:padding="0in" loext:border="none"/>
    </style:style>
    <style:style style:name="T9" style:family="text">
      <style:text-properties officeooo:rsid="00032816" loext:padding="0in" loext:border="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Advanced use </text:p>
      <text:h text:style-name="P40" text:outline-level="2"><text:bookmark text:name="toc-Subsection-6.1"/>6.1 Windows programs under MX Linux </text:h>
      <text:p text:style-name="P6">There are a certain number of applications, both open-source and commercial, that will allow Windows applications to run under MX Linux. 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42" text:outline-level="3"><text:bookmark text:name="toc-Subsubsection-6.1.1"/>6.1.1 Open-source </text:h>
      <text:p text:style-name="P6"><text:span text:style-name="T2">Wine</text:span> is the primary open-source Windows emulator for MX Linux. It is a kind of compatibility layer for running Windows programs, but does not require Microsoft Windows to run the applications. Installable through MX Package Installer (under Misc); if installing with Synaptic, select "winehq-staging" to get all wine-staging packages. Wine versions are rapidly packaged by the Community Repository members and made available to users, with the latest version coming from the test repo. </text:p>
      <text:p text:style-name="P5">NOTE: In order to run Wine when running Live, you need to use home persistence (Section 6.6.3). </text:p>
      <text:list xml:id="list2554621099" text:style-name="L1">
        <text:list-item>
          <text:p text:style-name="P10"><text:a xlink:type="simple" xlink:href="http://www.winehq.org/" text:style-name="Internet_20_link" text:visited-style-name="Visited_20_Internet_20_Link"><text:span text:style-name="T1">Wine Home Page</text:span></text:a><text:span text:style-name="T1"> </text:span></text:p>
        </text:list-item>
        <text:list-item>
          <text:p text:style-name="P10"><text:a xlink:type="simple" xlink:href="https://mxlinux.org/wiki/system/wine" text:style-name="Internet_20_link" text:visited-style-name="Visited_20_Internet_20_Link"><text:span text:style-name="T1">MX/antiX Wiki: Wine</text:span></text:a><text:span text:style-name="T1"> </text:span></text:p>
        </text:list-item>
      </text:list>
      <text:p text:style-name="P5"><text:span text:style-name="T2">DOSBox</text:span> creates a DOS-like environment intended for running MS-DOS-based programs, especially computer games. </text:p>
      <text:list xml:id="list117238583" text:style-name="L2">
        <text:list-item>
          <text:p text:style-name="P11"><text:a xlink:type="simple" xlink:href="http://dosbox.sourceforge.net/" text:style-name="Internet_20_link" text:visited-style-name="Visited_20_Internet_20_Link"><text:span text:style-name="T1">DOSBox homepage</text:span></text:a><text:span text:style-name="T1"> </text:span></text:p>
        </text:list-item>
        <text:list-item>
          <text:p text:style-name="P11"><text:a xlink:type="simple" xlink:href="http://dosbox.sourceforge.net/wiki" text:style-name="Internet_20_link" text:visited-style-name="Visited_20_Internet_20_Link"><text:span text:style-name="T1">DOSBox Wiki</text:span></text:a><text:span text:style-name="T1"> </text:span></text:p>
        </text:list-item>
      </text:list>
      <text:p text:style-name="P5"><text:span text:style-name="T2">DOSEMU</text:span> is software available from the repos that allows DOS to be booted in a virtual machine, making it possible to run Windows 3.1, Word Perfect for DOS, DOOM, etc. </text:p>
      <text:list xml:id="list3315681221" text:style-name="L3">
        <text:list-item>
          <text:p text:style-name="P12"><text:a xlink:type="simple" xlink:href="http://www.dosemu.org/" text:style-name="Internet_20_link" text:visited-style-name="Visited_20_Internet_20_Link"><text:span text:style-name="T1">DOSEMU Home Page</text:span></text:a><text:span text:style-name="T1"> </text:span></text:p>
        </text:list-item>
        <text:list-item>
          <text:p text:style-name="P12"><text:a xlink:type="simple" xlink:href="https://mxlinux.org/wiki/system/dosemu" text:style-name="Internet_20_link" text:visited-style-name="Visited_20_Internet_20_Link"><text:span text:style-name="T1">MX/antiX Wiki: DOSEMU</text:span></text:a><text:span text:style-name="T1"> </text:span></text:p>
        </text:list-item>
      </text:list>
      <text:p text:style-name="P5"><text:soft-page-break/><draw:frame draw:style-name="fr1" draw:name="Image124" text:anchor-type="as-char" svg:width="6.6665in" svg:height="4.1665in" draw:z-index="0"><draw:image xlink:href="../grafix/wine-photoshop-55-on-mx14-3_2.jpg" xlink:type="simple" xlink:show="embed" xlink:actuate="onLoad"/><svg:title>figure grafix/wine-photoshop-55-on-mx14-3_2.jpg</svg:title></draw:frame><text:s/></text:p>
      <text:p text:style-name="Caption">Figure 6-1: Photoshop 5.5 running under Wine </text:p>
      <text:h text:style-name="P41" text:outline-level="3"><text:bookmark text:name="toc-Subsubsection-6.1.2"/>6.1.2 Commercial </text:h>
      <text:p text:style-name="P5"><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4109914008" text:style-name="L4">
        <text:list-item>
          <text:p text:style-name="P13"><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13"><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13"><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2084479004" text:style-name="L5">
        <text:list-item>
          <text:p text:style-name="P14"><text:a xlink:type="simple" xlink:href="http://en.wikipedia.org/wiki/Emulator" text:style-name="Internet_20_link" text:visited-style-name="Visited_20_Internet_20_Link"><text:span text:style-name="T1">Wikipedia: Emulator</text:span></text:a><text:span text:style-name="T1"> </text:span></text:p>
        </text:list-item>
        <text:list-item>
          <text:p text:style-name="P14"><text:a xlink:type="simple" xlink:href="http://checklist.berzerk.co.uk/AppList.php?Hardware_ID=13" text:style-name="Internet_20_link" text:visited-style-name="Visited_20_Internet_20_Link"><text:span text:style-name="T1">Checklist of games and emulators</text:span></text:a><text:span text:style-name="T1"> </text:span></text:p>
        </text:list-item>
        <text:list-item>
          <text:p text:style-name="P14"><text:a xlink:type="simple" xlink:href="http://www.mepis.org/docs/en/index.php?title=Dosemu" text:style-name="Internet_20_link" text:visited-style-name="Visited_20_Internet_20_Link"><text:span text:style-name="T1">DOS Emulators</text:span></text:a><text:span text:style-name="T1"> </text:span></text:p>
        </text:list-item>
      </text:list>
      <text:h text:style-name="P39" text:outline-level="2" text:is-list-header="true"><text:bookmark text:name="toc-Subsection-6.2"/><text:soft-page-break/>6.2 Virtual machines </text:h>
      <text:p text:style-name="P5">Virtual machine applications are a class of programs that simulate a virtual computer in memory, allowing you to install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41" text:outline-level="3"><text:bookmark text:name="toc-Subsubsection-6.2.1"/>6.2.1 Setup </text:h>
      <text:p text:style-name="P8"><text:span text:style-name="T1"><draw:frame draw:style-name="fr1" draw:name="Image125" text:anchor-type="as-char" svg:width="0.6772in" svg:height="0.552in" draw:z-index="1"><draw:image xlink:href="../grafix/video_camera_rf.png" xlink:type="simple" xlink:show="embed" xlink:actuate="onLoad"/><svg:title>figure grafix/video_camera_rf.png</svg:title></draw:frame></text:span><text:span text:style-name="T1"><text:s/></text:span><text:a xlink:type="simple" xlink:href="https://mxlinux.org/videos/virtualbox" text:style-name="Internet_20_link" text:visited-style-name="Visited_20_Internet_20_Link"><text:span text:style-name="T1">Virtual Box: install and configure (14.4)</text:span></text:a><text:span text:style-name="T1"> </text:span></text:p>
      <text:p text:style-name="P8"><text:span text:style-name="T1"><draw:frame draw:style-name="fr1" draw:name="Image126" text:anchor-type="as-char" svg:width="0.6772in" svg:height="0.552in" draw:z-index="2"><draw:image xlink:href="../grafix/video_camera_rf.png" xlink:type="simple" xlink:show="embed" xlink:actuate="onLoad"/><svg:title>figure grafix/video_camera_rf.png</svg:title></draw:frame></text:span><text:span text:style-name="T1"><text:s/></text:span><text:a xlink:type="simple" xlink:href="https://mxlinux.org/node/141" text:style-name="Internet_20_link" text:visited-style-name="Visited_20_Internet_20_Link"><text:span text:style-name="T1">Virtual Box: set up a shared folder (14.4)</text:span></text:a><text:span text:style-name="T1"> </text:span></text:p>
      <text:p text:style-name="P5">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 so we will focus on that here. For details and the most recent developments, see the Links section below. Here is an overview of the basic steps to set up and run VirtualBox: </text:p>
      <text:list xml:id="list235357587" text:style-name="L6">
        <text:list-item>
          <text:p text:style-name="P15"><text:span text:style-name="T2">Installation</text:span>. This is most easily done via the MX Package Installer (in MX Tools on the Menu). VirtualBox appears in the Misc section. This will enable the VirtualBox repository, download and install the latest version of VirtualBox. The repository will be left enabled, allowing automatic updates via apt-notifier. </text:p>
        </text:list-item>
        <text:list-item>
          <text:p text:style-name="P15"><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15"><text:span text:style-name="T2">Extension Pack</text:span>. If you install VirtualBox from the repos, the Extension Pack will be included automatically. Otherwise, you should download and install it from the Oracle web site (see Links). After the file is downloaded, navigate to it with Thunar and click on the file’s icon. The Extension Pack will open VirtualBox and install automatically. </text:p>
        </text:list-item>
        <text:list-item>
          <text:p text:style-name="P15"><text:span text:style-name="T2">Location</text:span>. Virtual machine files are stored by default in your /home folder. They can be fairly large and if you have a separate data partition you may consider making the default folder there. Go to File&gt;Preferences&gt;General tab and edit the folder location. </text:p>
        </text:list-item>
      </text:list>
      <text:p text:style-name="P5"><text:soft-page-break/><draw:frame draw:style-name="fr2" draw:name="Image127" text:anchor-type="as-char" svg:width="6.5in" svg:height="4.3701in" draw:z-index="3"><draw:image xlink:href="../grafix/VB.jpg" xlink:type="simple" xlink:show="embed" xlink:actuate="onLoad"/><svg:title>figure grafix/VB.jpg</svg:title></draw:frame><text:s/></text:p>
      <text:p text:style-name="Caption"><text:span text:style-name="T7">Figure 6-2: Windows 2000 running in VirtualBox</text:span> </text:p>
      <text:h text:style-name="P41" text:outline-level="3"><text:bookmark text:name="toc-Subsubsection-6.2.2"/>6.2.2 Use </text:h>
      <text:list xml:id="list2937566750" text:style-name="L7">
        <text:list-item>
          <text:p text:style-name="P16"><text:span text:style-name="T2">Create a Virtual Machine</text:span>. To create a virtual machine start VirtualBox,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16"><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text:soft-page-break/>disk file and navigating to the file.) Run the machine. The device you selected (ISO or CD/DVD) will be mounted when you start the virtual machine and your OS can be installed. </text:p>
        </text:list-item>
        <text:list-item>
          <text:p text:style-name="P16"><text:span text:style-name="T2">GuestAdditions</text:span>. Once your Guest OS is installed, be sure to install VirtualBox GuestAdditions by booting into the Guest OS, then clicking Devices &gt; Install Guest Additions and pointing toward the VBoxGuestAdditions.iso that it will automatically locate. This will allow you to enable sharing files between Guest and Host and to adjust your display in various ways so that it suits your environment and habits. </text:p>
        </text:list-item>
        <text:list-item>
          <text:p text:style-name="P16"><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16"><text:span text:style-name="T2">Documentation</text:span>. Excellent documentation for VirtualBox is available through Help on the menu bar or as a PDF from the website. </text:p>
        </text:list-item>
      </text:list>
      <text:p text:style-name="P5"><draw:frame draw:style-name="fr1" draw:name="Image128" text:anchor-type="as-char" svg:width="6.5in" svg:height="4.45in" draw:z-index="4"><draw:image xlink:href="../grafix/VB_iso.png" xlink:type="simple" xlink:show="embed" xlink:actuate="onLoad"/><svg:title>figure grafix/VB_iso.png</svg:title></draw:frame><text:s/></text:p>
      <text:p text:style-name="P5"><text:span text:style-name="T7">Figure 6-3: Setting the ISO for a new VirtualBox guest “Some OS”</text:span> </text:p>
      <text:h text:style-name="Heading_20_4" text:outline-level="4"><text:bookmark text:name="toc-Paragraph-83"/>Links </text:h>
      <text:list xml:id="list1408492755" text:style-name="L8">
        <text:list-item>
          <text:p text:style-name="P33"><text:soft-page-break/><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33"><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33"><text:a xlink:type="simple" xlink:href="http://www.virtualbox.org/" text:style-name="Internet_20_link" text:visited-style-name="Visited_20_Internet_20_Link"><text:span text:style-name="T1">VirtualBox home page</text:span></text:a><text:span text:style-name="T1"> </text:span></text:p>
        </text:list-item>
        <text:list-item>
          <text:p text:style-name="P33"><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39" text:outline-level="2" text:is-list-header="true"><text:bookmark text:name="toc-Subsection-6.3"/>6.3 Alternate Window Managers </text:h>
      <text:p text:style-name="P8"><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he most popular alternatives through the MX Package Installer, as described below. </text:span></text:p>
      <text:p text:style-name="P5"><draw:frame draw:style-name="fr1" draw:name="Image129" text:anchor-type="as-char" svg:width="7.5in" svg:height="4.2189in" draw:z-index="5"><draw:image xlink:href="../grafix/mate.jpg" xlink:type="simple" xlink:show="embed" xlink:actuate="onLoad"/><svg:title>figure grafix/mate.jpg</svg:title></draw:frame><text:s/></text:p>
      <text:p text:style-name="Caption"><text:span text:style-name="T7">Figure 6-4: MATE running on top of MX Linux, with YouTube Browser open</text:span> </text:p>
      <text:list xml:id="list1007952718" text:style-name="L9">
        <text:list-item>
          <text:p text:style-name="P17">Gnome Ultra, a GTK+ based display manager and desktop that provides an ultra-light desktop environment. </text:p>
          <text:list>
            <text:list-item>
              <text:p text:style-name="P34"><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17"><text:soft-page-break/>IceWM, a window manager for the X Window System whose goal is speed and simplicity.</text:p>
          <text:list>
            <text:list-item>
              <text:p text:style-name="P34"><text:a xlink:type="simple" xlink:href="http://www.icewm.org/" text:style-name="Internet_20_link" text:visited-style-name="Visited_20_Internet_20_Link"><text:span text:style-name="T1">IceWM Home Page</text:span></text:a><text:span text:style-name="T1"> </text:span></text:p>
            </text:list-item>
            <text:list-item>
              <text:p text:style-name="P34"><text:a xlink:type="simple" xlink:href="http://www.icewm.org/FAQ" text:style-name="Internet_20_link" text:visited-style-name="Visited_20_Internet_20_Link"><text:span text:style-name="T1">IceWM FAQ and Howto</text:span></text:a><text:span text:style-name="T1"> </text:span></text:p>
            </text:list-item>
          </text:list>
        </text:list-item>
        <text:list-item>
          <text:p text:style-name="P34"><text:span text:style-name="T1">K Desktop Environment, or KDE for short, a very large and powerful environment. Two versions available: Lite and Standard; Lite offers more application choices. For installation and configuration when used over MX Linux, s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34"><text:a xlink:type="simple" xlink:href="http://www.kde.org/" text:style-name="Internet_20_link" text:visited-style-name="Visited_20_Internet_20_Link"><text:span text:style-name="T1">KDE Home Page</text:span></text:a><text:span text:style-name="T1"> </text:span></text:p>
            </text:list-item>
            <text:list-item>
              <text:p text:style-name="P34"><text:a xlink:type="simple" xlink:href="http://forum.kde.org/" text:style-name="Internet_20_link" text:visited-style-name="Visited_20_Internet_20_Link"><text:span text:style-name="T1">KDE Forum</text:span></text:a><text:span text:style-name="T1"> </text:span></text:p>
            </text:list-item>
          </text:list>
        </text:list-item>
      </text:list>
      <text:p text:style-name="P8"><text:span text:style-name="T1"><draw:frame draw:style-name="fr1" draw:name="Image130" text:anchor-type="as-char" svg:width="0.6772in" svg:height="0.552in" draw:z-index="6"><draw:image xlink:href="../grafix/video_camera_rf.png" xlink:type="simple" xlink:show="embed" xlink:actuate="onLoad"/><svg:title>figure grafix/video_camera_rf.png</svg:title></draw:frame></text:span><text:span text:style-name="T1"><text:s/></text:span><text:a xlink:type="simple" xlink:href="https://mxlinux.org/mx-16-kwin" text:style-name="Internet_20_link" text:visited-style-name="Visited_20_Internet_20_Link"><text:span text:style-name="T1">MX-16 with Kwin</text:span></text:a><text:span text:style-name="T1"> </text:span></text:p>
      <text:list xml:id="list1719524902" text:style-name="L10">
        <text:list-item>
          <text:p text:style-name="P18">LXDE is a fast and light desktop environment whose components can be installed separately. </text:p>
          <text:list>
            <text:list-item>
              <text:p text:style-name="P35"><text:a xlink:type="simple" xlink:href="http://lxde.org/" text:style-name="Internet_20_link" text:visited-style-name="Visited_20_Internet_20_Link"><text:span text:style-name="T1">LXDE home page</text:span></text:a><text:span text:style-name="T1"> </text:span></text:p>
            </text:list-item>
            <text:list-item>
              <text:p text:style-name="P35"><text:a xlink:type="simple" xlink:href="http://wiki.lxde.org/en/Main_Page" text:style-name="Internet_20_link" text:visited-style-name="Visited_20_Internet_20_Link"><text:span text:style-name="T1">LXDE Wiki</text:span></text:a><text:span text:style-name="T1"> </text:span></text:p>
            </text:list-item>
          </text:list>
        </text:list-item>
        <text:list-item>
          <text:p text:style-name="P18">MATE is the continuation of GNOME 2 providing an intuitive and attractive desktop environment.</text:p>
          <text:list>
            <text:list-item>
              <text:p text:style-name="P35"><text:a xlink:type="simple" xlink:href="http://mate-desktop.org/" text:style-name="Internet_20_link" text:visited-style-name="Visited_20_Internet_20_Link"><text:span text:style-name="T1">MATE home page</text:span></text:a><text:span text:style-name="T1"> </text:span></text:p>
            </text:list-item>
            <text:list-item>
              <text:p text:style-name="P35"><text:a xlink:type="simple" xlink:href="http://wiki.mate-desktop.org/" text:style-name="Internet_20_link" text:visited-style-name="Visited_20_Internet_20_Link"><text:span text:style-name="T1">MATE Documentation</text:span></text:a><text:span text:style-name="T1"> </text:span></text:p>
            </text:list-item>
          </text:list>
        </text:list-item>
      </text:list>
      <text:p text:style-name="P5">Once installed, you can choose the window manager you want from the Session Button on the default login screen and log in to as you normally would. If you replace the login manager with another from the repos, make sure you always have at least one available upon reboot. </text:p>
      <text:p text:style-name="P8"><text:span text:style-name="T9">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39" text:outline-level="2"><text:bookmark text:name="toc-Subsection-6.4"/>6.4 Command Line </text:h>
      <text:p text:style-name="P5">Although MX offers a complete set of graphical tools for installing, configuring, and using your system, the command line (also called the console, terminal, BASH, or shell) is still a useful and at times indispensable tool. Here are some common uses: </text:p>
      <text:list xml:id="list4043574607" text:style-name="L11">
        <text:list-item>
          <text:p text:style-name="P19"><text:soft-page-break/>Launch a GUI application to see its error output. </text:p>
        </text:list-item>
        <text:list-item>
          <text:p text:style-name="P19">Speed up system administration tasks. </text:p>
        </text:list-item>
        <text:list-item>
          <text:p text:style-name="P19">Configure or install advanced software applications. </text:p>
        </text:list-item>
        <text:list-item>
          <text:p text:style-name="P19">Execute multiple tasks quickly and easily. </text:p>
        </text:list-item>
        <text:list-item>
          <text:p text:style-name="P19">Troubleshoot hardware devices. </text:p>
        </text:list-item>
      </text:list>
      <text:p text:style-name="P5">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5">To obtain temporary root permissions: </text:p>
      <text:list xml:id="list1079613812" text:style-name="L12">
        <text:list-item>
          <text:p text:style-name="P20">open Xfce Terminal. </text:p>
        </text:list-item>
        <text:list-item>
          <text:p text:style-name="P20">type <text:span text:style-name="T2">su</text:span>. </text:p>
        </text:list-item>
        <text:list-item>
          <text:p text:style-name="P20">enter root’s password (nothing will show on the screen) </text:p>
        </text:list-item>
      </text:list>
      <text:p text:style-name="P5">You will recognize when Xfce Terminal is running with root privileges by looking at the prompt line right before the space where you type. Instead of a <text:span text:style-name="T2">$</text:span>, you will see a <text:span text:style-name="T2">#</text:span>; in addition, the user name changes to <text:span text:style-name="T2">root</text:span> written in red. 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5"><text:soft-page-break/><draw:frame draw:style-name="fr1" draw:name="Image131" text:anchor-type="as-char" svg:width="6.3752in" svg:height="4.1043in" draw:z-index="7"><draw:image xlink:href="../grafix/terminalrunningroot_notepromptchange.png" xlink:type="simple" xlink:show="embed" xlink:actuate="onLoad"/><svg:title>figure grafix/terminalrunningroot_notepromptchange.png</svg:title></draw:frame><text:s/></text:p>
      <text:p text:style-name="Caption"><text:span text:style-name="T7">Figure 6-5: User now has temporary administrative (root) privileges</text:span> </text:p>
      <text:h text:style-name="P41" text:outline-level="3"><text:bookmark text:name="toc-Subsubsection-6.4.1"/>6.4.1 First steps </text:h>
      <text:list xml:id="list2682246127" text:style-name="L13">
        <text:list-item>
          <text:p text:style-name="P21">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21">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45">ls </text:p>
        </text:list-item>
        <text:list-item>
          <text:p text:style-name="P21">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45">ls -l </text:p>
        </text:list-item>
        <text:list-item>
          <text:p text:style-name="P21">As you can see on your own screen if you are following along, this switch provides more detailed information on the files in any directory. </text:p>
        </text:list-item>
        <text:list-item>
          <text:p text:style-name="P21"><text:soft-page-break/>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45">ls -l /usr/bin </text:p>
        </text:list-item>
        <text:list-item>
          <text:p text:style-name="P21">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45">ls -l /usr/bin | grep fire </text:p>
        </text:list-item>
        <text:list-item>
          <text:p text:style-name="P21">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45">ls -l /usr/bin | grep fire &gt; FilesOfFire.txt </text:p>
        </text:list-item>
        <text:list-item>
          <text:p text:style-name="P21">As you can see, the command line can be used to perform complex tasks very easily by combining simple commands in different ways. </text:p>
        </text:list-item>
      </text:list>
      <text:h text:style-name="P41" text:outline-level="3" text:is-list-header="true"><text:bookmark text:name="toc-Subsubsection-6.4.2"/>6.4.2 Common commands </text:h>
      <text:p text:style-name="P5">Here is a list of rudimentary terminal commands. For a complete reference, see the Links section, below. </text:p>
      <text:h text:style-name="Heading_20_4" text:outline-level="4"><text:bookmark text:name="toc-Paragraph-84"/>Filesystem navigation </text:h>
      <text:p text:style-name="P5"><text:span text:style-name="T7">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6">Command</text:span> </text:p>
          </table:table-cell>
          <table:table-cell table:style-name="Table7.B1" office:value-type="string">
            <text:p text:style-name="P1"><text:span text:style-name="T6">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text:soft-page-break/>all the usb devices, <text:span text:style-name="T2">lsmod</text:span> all the modules, etc. </text:p>
          </table:table-cell>
        </table:table-row>
      </table:table>
      <text:h text:style-name="Heading_20_4" text:outline-level="4"><text:bookmark text:name="toc-Paragraph-85"/>File management </text:h>
      <text:p text:style-name="P5"><text:span text:style-name="T7">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6">Command</text:span> </text:p>
          </table:table-cell>
          <table:table-cell table:style-name="Table8.B1" office:value-type="string">
            <text:p text:style-name="P1"><text:span text:style-name="T6">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2">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Ⅰ grep Network</text:span>. The grep command is case sensitive by default, use the <text:span text:style-name="T2">-i</text:span> switch to make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Heading_20_4" text:outline-level="4"><text:bookmark text:name="toc-Paragraph-86"/>Symbols </text:h>
      <text:p text:style-name="P5"><text:span text:style-name="T7">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6">Command</text:span> </text:p>
          </table:table-cell>
          <table:table-cell table:style-name="Table9.B1" office:value-type="string">
            <text:p text:style-name="P1"><text:span text:style-name="T6">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of on </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ext:soft-page-break/>Troubleshooting </text:h>
      <text:p text:style-name="P5">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5"><text:span text:style-name="T7">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6">Command</text:span> </text:p>
          </table:table-cell>
          <table:table-cell table:style-name="Table10.B1" office:value-type="string">
            <text:p text:style-name="P1"><text:span text:style-name="T6">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5"><text:bookmark text:name="toc-Paragraph-88"/>Accessing documentation for commands </text:p>
      <text:list xml:id="list852895222" text:style-name="L14">
        <text:list-item>
          <text:p text:style-name="P22">Many commands will print out a simple “usage information” message when you use the “ \SpecialChar nobreakdash\SpecialChar nobreakdashhelp” or “-h” switch. This can be helpful for quickly recalling the syntax of a command. For example: <text:span text:style-name="T6">cp \SpecialChar nobreakdash\SpecialChar nobreakdashhelp</text:span> </text:p>
        </text:list-item>
        <text:list-item>
          <text:p text:style-name="P22">For more detailed information on how to use a command, consult the command’s man page </text:p>
        </text:list-item>
        <text:list-item>
          <text:p text:style-name="P22">Manual pages are conveniently accessed through the Start menu by placing a hash mark and the command name into the search box at the top. For example, you can view the man page for the copy command with this entry in the search box: <text:span text:style-name="T6">#cp</text:span> </text:p>
        </text:list-item>
        <text:list-item>
          <text:p text:style-name="P22">The man page may also be read at the console with the command <text:span text:style-name="T2">man </text:span>&lt;<text:span text:style-name="T2">commandname</text:span>&gt;. By default, man pages are displayed in the terminal’s <text:span text:style-name="T2">most</text:span> pager, meaning that only one screenful of the file is displayed at a time. Keep these tricks in mind to navigate the resulting screen:</text:p>
          <text:list>
            <text:list-item>
              <text:p text:style-name="P22"><text:soft-page-break/>The space bar (or PageDown key) advances the screen. </text:p>
            </text:list-item>
            <text:list-item>
              <text:p text:style-name="P22">The letter <text:span text:style-name="T2">b </text:span>(or PageUp key) moves the screen backward. </text:p>
            </text:list-item>
            <text:list-item>
              <text:p text:style-name="P22">The letter <text:span text:style-name="T2">q</text:span> exits the help document. </text:p>
            </text:list-item>
          </text:list>
        </text:list-item>
      </text:list>
      <text:h text:style-name="Heading_20_4" text:outline-level="4"><text:bookmark text:name="toc-Paragraph-89"/>Alias </text:h>
      <text:p text:style-name="P8"><text:span text:style-name="T1">You can create an </text:span><text:span text:style-name="T3">alias</text:span><text:span text:style-name="T1"> (personal command name) for any command, short or long, that you want. Details in the </text:span><text:a xlink:type="simple" xlink:href="http://mxlinux.org/wiki/system/alias" text:style-name="Internet_20_link" text:visited-style-name="Visited_20_Internet_20_Link"><text:span text:style-name="T1">MX/antiX Wiki</text:span></text:a><text:span text:style-name="T1">. </text:span></text:p>
      <text:h text:style-name="P41" text:outline-level="3"><text:bookmark text:name="toc-Subsubsection-6.4.3"/>6.4.3 Links </text:h>
      <text:list xml:id="list982320626" text:style-name="L15">
        <text:list-item>
          <text:p text:style-name="P36"><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36"><text:a xlink:type="simple" xlink:href="http://www.linuxcommand.org/" text:style-name="Internet_20_link" text:visited-style-name="Visited_20_Internet_20_Link"><text:span text:style-name="T1">Command Line Basics</text:span></text:a><text:span text:style-name="T1"> </text:span></text:p>
        </text:list-item>
      </text:list>
      <text:h text:style-name="P39" text:outline-level="2" text:is-list-header="true"><text:bookmark text:name="toc-Subsection-6.5"/>6.5 Scripts </text:h>
      <text:p text:style-name="P5">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is <text:span text:style-name="T2">Bash</text:span>. The commands must be understandable to Bash, and command lists have been established for programming use. A shell script is the Linux counterpart of batch programs in the Windows world. </text:p>
      <text:p text:style-name="P5">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41" text:outline-level="3"><text:bookmark text:name="toc-Subsubsection-6.5.1"/>6.5.1 A simple script </text:h>
      <text:p text:style-name="P5">Let’s do a very simple (and famous) script to get the basic idea. </text:p>
      <text:list xml:id="list3353933892" text:style-name="L16">
        <text:list-item>
          <text:p text:style-name="P23">Open the text editor Leafpad (<text:span text:style-name="T2">Start Menu &gt; Accessories</text:span>), and type:</text:p>
          <text:p text:style-name="P46">#!/bin/bash<text:line-break/>clear <text:line-break/>echo Good morning, world! </text:p>
        </text:list-item>
        <text:list-item>
          <text:p text:style-name="P23">Save that file in your home directory with the name <text:span text:style-name="T2">SimpleScript.sh</text:span> </text:p>
        </text:list-item>
        <text:list-item>
          <text:p text:style-name="P23"><text:soft-page-break/>Right-click the file name, select Properties, and check “Allow this file to run as a program” on the Permissions tab. </text:p>
        </text:list-item>
        <text:list-item>
          <text:p text:style-name="P23">Open a terminal and type: </text:p>
          <text:p text:style-name="P46">sh /home/&lt;username&gt;/SimpleScript.sh </text:p>
        </text:list-item>
        <text:list-item>
          <text:p text:style-name="P23">The line “Good morning, world!” will appear on your screen. This simple script doesn’t do very much, but it does establish the principle that a simple text file can be used to send commands to control your system’s behavior. </text:p>
        </text:list-item>
      </text:list>
      <text:p text:style-name="P8"><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the beginning of the first line: it is a combination of a hash sign (#), an exclamation point, and the path to the command interpreter. Here, Bash is the interpreter and it is found in the standard location for user applications. </text:span></text:p>
      <text:h text:style-name="P41" text:outline-level="3"><text:bookmark text:name="toc-Subsubsection-6.5.2"/>6.5.2 A useful script </text:h>
      <text:p text:style-name="P5">Let’s look at a useful script for the ordinary user that reduces all the moves involved in backing up multiple sets of files into a single keystroke. The script below relies itself on a system script called <text:span text:style-name="T2">Rdiff-backup</text:span> that would need to be installed from the repos for the script to work. It copies one directory to another, keeping a record of the differences in a special subdirectory so you can still recover files lost some time ago. (Incidentally, Rdiff-backup relies in turn on a script called <text:span text:style-name="T2">Diff</text:span>.) </text:p>
      <text:p text:style-name="P5">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text:soft-page-break/> 25 umount /dev/sdb1 </text:p>
      <text:p text:style-name="Preformatted_20_Text"> 26 umount /dev/sdb2 </text:p>
      <text:p text:style-name="Preformatted_20_Text"> 27 umount /dev/sdb3 </text:p>
      <text:p text:style-name="P5">Now let’s look at this script’s components: </text:p>
      <text:list xml:id="list3955426344" text:style-name="L17">
        <text:list-item>
          <text:p text:style-name="P24">Lines 2-8: a number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24">Line 10: good scripts separate the commands into clearly labeled procedural sections, also in lines 16 and 22. </text:p>
        </text:list-item>
        <text:list-item>
          <text:p text:style-name="P24">Lines 12-14: the three devices to be used for the backup have to first be mounted so they are available to the system. </text:p>
        </text:list-item>
        <text:list-item>
          <text:p text:style-name="P24">Lines 18-21: here bash is told to use the system script rdiff-backup to compare the original directories (sources) with the backup directories (targets), copy over the differences it finds, and keep a record of the changes. </text:p>
        </text:list-item>
        <text:list-item>
          <text:p text:style-name="P24">Lines 25-27: once the backup work is done, the external drives are unmounted from the system. </text:p>
        </text:list-item>
      </text:list>
      <text:p text:style-name="P5">Anyone who wanted to use such a script would have to carry out a few execution steps: </text:p>
      <text:list xml:id="list2025867359" text:style-name="L18">
        <text:list-item>
          <text:p text:style-name="P25">Copy the whole script. </text:p>
        </text:list-item>
        <text:list-item>
          <text:p text:style-name="P25">Right-click the desktop and select <text:span text:style-name="T2">Create New &gt; Text file</text:span>... </text:p>
        </text:list-item>
        <text:list-item>
          <text:p text:style-name="P25">Give the file a name that makes sense (no spaces, though), and add the “sh” extension so you will recognize it is a script. For this example, you might select <text:span text:style-name="T2">Backup_DocsMusicMailPictures.sh</text:span> </text:p>
        </text:list-item>
        <text:list-item>
          <text:p text:style-name="P25">Open the new text file and paste in the script. </text:p>
        </text:list-item>
        <text:list-item>
          <text:p text:style-name="P25">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25">Save that script in a place you can easily find it when you need it, let’s say you make a new directory <text:span text:style-name="T2">/home/scripts</text:span> for it. </text:p>
        </text:list-item>
        <text:list-item>
          <text:p text:style-name="P25"><text:soft-page-break/>Right-click the script, select Properties, click on the Permissions tab, and check the <text:span text:style-name="T2">Is executable</text:span> box and click OK. </text:p>
        </text:list-item>
        <text:list-item>
          <text:p text:style-name="P26">When you are ready to backup, open a terminal and type: </text:p>
        </text:list-item>
      </text:list>
      <text:p text:style-name="Preformatted_20_Text"><text:tab/>sh /home/scripts/Backup_DocsMusicMailPictures.sh</text:p>
      <text:p text:style-name="P7"><text:tab/><text:span text:style-name="T2">HINT</text:span>: use the tab key to autocomplete the file name after you type the first few letters. </text:p>
      <text:p text:style-name="P9"><text:bookmark text:name="toc-Paragraph-90"/>Links </text:p>
      <text:list xml:id="list3670697195" text:style-name="L19">
        <text:list-item>
          <text:p text:style-name="P37"><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37"><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41" text:outline-level="3" text:is-list-header="true"><text:bookmark text:name="toc-Subsubsection-6.5.3"/>6.5.3 Pre-installed user scripts </text:h>
      <text:p text:style-name="P5">The following scripts allow users to help keep their MX Linux installation up-to-date and running as a rolling release. </text:p>
      <text:h text:style-name="Heading_20_4" text:outline-level="4"><text:bookmark text:name="toc-Paragraph-91"/>smxi </text:h>
      <text:p text:style-name="P8"><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8">smxi -h</text:span><text:span text:style-name="T1">. </text:span></text:p>
      <text:p text:style-name="P5">smxi must be run outside of the X window system (i.e., not from the desktop) for most functions. </text:p>
      <text:list xml:id="list1240170267" text:style-name="L20">
        <text:list-item>
          <text:p text:style-name="P27">From your desktop: </text:p>
          <text:list>
            <text:list-item>
              <text:p text:style-name="P27">Press Ctrl-Alt-F1 to get to a terminal prompt. </text:p>
            </text:list-item>
            <text:list-item>
              <text:p text:style-name="P27">Log in as root (su and password) </text:p>
            </text:list-item>
            <text:list-item>
              <text:p text:style-name="P38">Run command:</text:p>
            </text:list-item>
          </text:list>
        </text:list-item>
      </text:list>
      <text:p text:style-name="Preformatted_20_Text"><text:tab/><text:tab/>smxi </text:p>
      <text:list xml:id="list93527694321503" text:continue-numbering="true" text:style-name="L20">
        <text:list-item>
          <text:p text:style-name="P27">At boot: </text:p>
          <text:list>
            <text:list-item>
              <text:p text:style-name="P27">Type e when on the GRUB menu to be able to edit it </text:p>
            </text:list-item>
            <text:list-item>
              <text:p text:style-name="P27">Add “3” to the end of the kernel line in GRUB’s menu entry for MX Linux, just after the word “quiet” </text:p>
            </text:list-item>
            <text:list-item>
              <text:p text:style-name="P27"><text:soft-page-break/>The system will boot directly to the console. </text:p>
            </text:list-item>
            <text:list-item>
              <text:p text:style-name="P27">Log in as “root” (without quotation marks) and supply the appropriate password </text:p>
            </text:list-item>
            <text:list-item>
              <text:p text:style-name="P38">Run command:</text:p>
            </text:list-item>
          </text:list>
        </text:list-item>
      </text:list>
      <text:p text:style-name="P3"><text:tab/><text:tab/>smxi </text:p>
      <text:p text:style-name="P5"><text:tab/>smxi will ask a series of questions the first time it is run, including which system options you <text:tab/>want to run. The following options are recommended: </text:p>
      <text:list xml:id="list3020967359" text:style-name="L21">
        <text:list-item>
          <text:p text:style-name="P28">continue-no-changes </text:p>
        </text:list-item>
        <text:list-item>
          <text:p text:style-name="P28">apt-get </text:p>
        </text:list-item>
        <text:list-item>
          <text:p text:style-name="P28">apt-get dist-upgrade </text:p>
        </text:list-item>
      </text:list>
      <text:p text:style-name="P5">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8"><text:a xlink:type="simple" xlink:href="http://smxi.org/" text:style-name="Internet_20_link" text:visited-style-name="Visited_20_Internet_20_Link"><text:span text:style-name="T1">smxi home page</text:span></text:a><text:span text:style-name="T1"> </text:span></text:p>
      <text:p text:style-name="P8"><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5">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5">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5">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5"><text:soft-page-break/>NOTE: running sgfxi on an nvidia chipset system will remove <text:span text:style-name="T2">ddm-mx</text:span>, the software package used by the MX Tools installers, so you need to reinstall it if you wish to use it. </text:p>
      <text:p text:style-name="P8"><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inxi </text:h>
      <text:p text:style-name="P5">A third script from h-2 included in MX Linux is inxi, a convenient command-line system information script. Enter <text:span text:style-name="T6">inxi -h</text:span> in a terminal to see all the options available, which include an entire range from sensor output to the weather. </text:p>
      <text:p text:style-name="P8"><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P39" text:outline-level="2"><text:bookmark text:name="toc-Subsection-6.6"/>6.6 Advanced MX Tools </text:h>
      <text:p text:style-name="P5">In addition to the configuration MX Apps discussed in Section 3.2, MX Linux includes utilities for the advanced user available from MX Tools. </text:p>
      <text:h text:style-name="P41" text:outline-level="3"><text:bookmark text:name="toc-Subsubsection-6.6.1"/>6.6.1 Live-usb kernel updater (CLI) </text:h>
      <text:p text:style-name="P5"><text:span text:style-name="T2">WARNING</text:span>: for use in a Live session only! </text:p>
      <text:p text:style-name="P5">This command line application can update the kernel on an MX LiveUSB with any kernel that has been installed. This application will only show in MX Tools when running a Live session. </text:p>
      <text:p text:style-name="P5"><text:soft-page-break/><draw:frame draw:style-name="fr1" draw:name="Image132" text:anchor-type="as-char" svg:width="7in" svg:height="3.9063in" draw:z-index="8"><draw:image xlink:href="../grafix/KernelUpdaterSelect.jpg" xlink:type="simple" xlink:show="embed" xlink:actuate="onLoad"/><svg:title>figure grafix/KernelUpdaterSelect.jpg</svg:title></draw:frame><text:s/></text:p>
      <text:p text:style-name="Caption"><text:span text:style-name="T7">Figure 6-6: The live-usb kernel updater tool ready to switch to a new kernel</text:span> </text:p>
      <text:p text:style-name="P8"><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41" text:outline-level="3"><text:bookmark text:name="toc-Subsubsection-6.6.2"/>6.6.2 Live-usb maker (GUI) </text:h>
      <text:p text:style-name="P5">Use to create a live-usb starting from an iso file, a live -cd/dvd or an existing live-usb or even a running live system. Although UNetbootin is also available by default (see Section 2.2.3), live-usb maker has a number of advantages: </text:p>
      <text:list xml:id="list246811627" text:style-name="L22">
        <text:list-item>
          <text:p text:style-name="P29">It is faster. </text:p>
        </text:list-item>
        <text:list-item>
          <text:p text:style-name="P29">Saves state files across reboots </text:p>
        </text:list-item>
        <text:list-item>
          <text:p text:style-name="P29">LiveUSB-Storage for saving files directly on the live-usb </text:p>
        </text:list-item>
        <text:list-item>
          <text:p text:style-name="P29">Persistence </text:p>
        </text:list-item>
        <text:list-item>
          <text:p text:style-name="P29">Remastering </text:p>
        </text:list-item>
        <text:list-item>
          <text:p text:style-name="P29">Live kernel updating </text:p>
        </text:list-item>
      </text:list>
      <text:p text:style-name="P5"><text:span text:style-name="T4">NOTE</text:span>: the CLI form (<text:span text:style-name="T2">live-usb-maker</text:span>, run as root) offers many advanced options. </text:p>
      <text:p text:style-name="P5"><text:soft-page-break/><draw:frame draw:style-name="fr1" draw:name="Image133" text:anchor-type="as-char" svg:width="3.8228in" svg:height="1.552in" draw:z-index="9"><draw:image xlink:href="../grafix/LiveUSBMaker.png" xlink:type="simple" xlink:show="embed" xlink:actuate="onLoad"/><svg:title>figure grafix/LiveUSBMaker.png</svg:title></draw:frame><text:s/></text:p>
      <text:p text:style-name="Caption"><text:span text:style-name="T7">Figure 6-7: The live-usb maker tool ready to create a live usb</text:span> </text:p>
      <text:p text:style-name="P8"><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41" text:outline-level="3"><text:bookmark text:name="toc-Subsubsection-6.6.3"/>6.6.3 Live remaster/persistence (RemasterCC) </text:h>
      <text:p text:style-name="P8"><text:span text:style-name="T1"><draw:frame draw:style-name="fr1" draw:name="Image134" text:anchor-type="as-char" svg:width="0.6772in" svg:height="0.552in" draw:z-index="10"><draw:image xlink:href="../grafix/video_camera_rf.png" xlink:type="simple" xlink:show="embed" xlink:actuate="onLoad"/><svg:title>figure grafix/video_camera_rf.png</svg:title></draw:frame></text:span><text:span text:style-name="T1"><text:s/></text:span><text:a xlink:type="simple" xlink:href="https://mxlinux.org/make-snapshot-installed-system" text:style-name="Internet_20_link" text:visited-style-name="Visited_20_Internet_20_Link"><text:span text:style-name="T1">Make a snapshot of an installed system</text:span></text:a><text:span text:style-name="T1"> </text:span></text:p>
      <text:p text:style-name="P5"><text:bookmark text:name="toc-Paragraph-94"/><text:span text:style-name="T2">NOTE:</text:span> this application will only show in MX Tools when running a Live session. </text:p>
      <text:h text:style-name="Heading_20_4" text:outline-level="4">Remaster</text:h>
      <text:p text:style-name="P5"><text:span text:style-name="T2">WARNING</text:span>: for use in a Live session only! </text:p>
      <text:p text:style-name="P5">The primary purpose of live remastering is to make it as safe, easy, and convenient as possible for users to make their own customized version of MX Linux that can be distributed to other computers. </text:p>
      <text:p text:style-name="P8"><text:span text:style-name="T1">The idea is that you use a LiveUSB (or a LiveHD: a frugal install;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5">MX Community members use live remastering to produce unofficial spins, such as a KDE version and set of tools known as Workbench. </text:p>
      <text:p text:style-name="P8"><text:span text:style-name="T1"><draw:frame draw:style-name="fr1" draw:name="Image135" text:anchor-type="as-char" svg:width="0.6772in" svg:height="0.552in" draw:z-index="11"><draw:image xlink:href="../grafix/video_camera_rf.png" xlink:type="simple" xlink:show="embed" xlink:actuate="onLoad"/><svg:title>figure grafix/video_camera_rf.png</svg:title></draw:frame></text:span><text:span text:style-name="T1"><text:s/></text:span><text:a xlink:type="simple" xlink:href="https://mxlinux.org/mx-16-remaster-your-live-usb" text:style-name="Internet_20_link" text:visited-style-name="Visited_20_Internet_20_Link"><text:span text:style-name="T1">MX 16 - Remaster your Live-USB </text:span></text:a></text:p>
      <text:p text:style-name="P8"><text:span text:style-name="T1"><draw:frame draw:style-name="fr1" draw:name="Image136" text:anchor-type="as-char" svg:width="0.6772in" svg:height="0.552in" draw:z-index="12"><draw:image xlink:href="../grafix/video_camera_rf.png" xlink:type="simple" xlink:show="embed" xlink:actuate="onLoad"/><svg:title>figure grafix/video_camera_rf.png</svg:title></draw:frame></text:span><text:span text:style-name="T1"><text:s/></text:span><text:a xlink:type="simple" xlink:href="https://mxlinux.org/mx-spins-workbench" text:style-name="Internet_20_link" text:visited-style-name="Visited_20_Internet_20_Link"><text:span text:style-name="T1">MX Spins: Workbench! </text:span></text:a></text:p>
      <text:p text:style-name="P8"><text:soft-page-break/><text:span text:style-name="T1"><draw:frame draw:style-name="fr1" draw:name="Image137" text:anchor-type="as-char" svg:width="0.6772in" svg:height="0.552in" draw:z-index="13"><draw:image xlink:href="../grafix/video_camera_rf.png" xlink:type="simple" xlink:show="embed" xlink:actuate="onLoad"/><svg:title>figure grafix/video_camera_rf.png</svg:title></draw:frame></text:span><text:span text:style-name="T1"><text:s/></text:span><text:a xlink:type="simple" xlink:href="https://mxlinux.org/mx-spins-stevos-kde" text:style-name="Internet_20_link" text:visited-style-name="Visited_20_Internet_20_Link"><text:span text:style-name="T1">MX Spins: Stevo's KDE! </text:span></text:a></text:p>
      <text:h text:style-name="Heading_20_4" text:outline-level="4"><text:span text:style-name="T5">P</text:span><text:span text:style-name="T2">ersistence</text:span></text:h>
      <text:p text:style-name="P5"><text:span text:style-name="T2">WARNING</text:span>: for use in a Live session only! </text:p>
      <text:p text:style-name="P5"><text:span text:style-name="T2">WARNING</text:span>: may fail with large upgrades that can overwhelm the RAM. Alternative procedures are available. </text:p>
      <text:list xml:id="list489908093" text:style-name="L23">
        <text:list-item>
          <text:p text:style-name="P30">Carry out the upgrade in stages, using small (e.g., 200MB) amounts each time </text:p>
        </text:list-item>
        <text:list-item>
          <text:p text:style-name="P30">Wait for the next monthly snapshot, and reinstall. Make sure to copy any non-system folders off the stick beforehand </text:p>
        </text:list-item>
      </text:list>
      <text:p text:style-name="P8"><text:span text:style-name="T1"><draw:frame draw:style-name="fr1" draw:name="Image138" text:anchor-type="as-char" svg:width="0.6772in" svg:height="0.552in" draw:z-index="14"><draw:image xlink:href="../grafix/video_camera_rf.png" xlink:type="simple" xlink:show="embed" xlink:actuate="onLoad"/><svg:title>figure grafix/video_camera_rf.png</svg:title></draw:frame></text:span><text:span text:style-name="T1"><text:s/></text:span><text:a xlink:type="simple" xlink:href="https://mxlinux.org/mx-15-liveusb-persistence-legacy-boot-mode" text:style-name="Internet_20_link" text:visited-style-name="Visited_20_Internet_20_Link"><text:span text:style-name="T1">Live USB with persistence (legacy mode)</text:span></text:a><text:span text:style-name="T1"> </text:span></text:p>
      <text:p text:style-name="P8"><text:span text:style-name="T1"><draw:frame draw:style-name="fr1" draw:name="Image139" text:anchor-type="as-char" svg:width="0.6772in" svg:height="0.552in" draw:z-index="15"><draw:image xlink:href="../grafix/video_camera_rf.png" xlink:type="simple" xlink:show="embed" xlink:actuate="onLoad"/><svg:title>figure grafix/video_camera_rf.png</svg:title></draw:frame></text:span><text:span text:style-name="T1"><text:s/></text:span><text:a xlink:type="simple" xlink:href="https://mxlinux.org/mx-15-liveusb-persistence-uefi-boot-mode" text:style-name="Internet_20_link" text:visited-style-name="Visited_20_Internet_20_Link"><text:span text:style-name="T1">Live USB with persistence (UEFI mode)</text:span></text:a><text:span text:style-name="T1"> </text:span></text:p>
      <text:p text:style-name="P8"><text:span text:style-name="T1"><draw:frame draw:style-name="fr1" draw:name="Image140" text:anchor-type="as-char" svg:width="0.6772in" svg:height="0.552in" draw:z-index="16"><draw:image xlink:href="../grafix/video_camera_rf.png" xlink:type="simple" xlink:show="embed" xlink:actuate="onLoad"/><svg:title>figure grafix/video_camera_rf.png</svg:title></draw:frame></text:span><text:span text:style-name="T1"><text:s/></text:span><text:a xlink:type="simple" xlink:href="https://mxlinux.org/mx-16-live-usb-persistence" text:style-name="Internet_20_link" text:visited-style-name="Visited_20_Internet_20_Link"><text:span text:style-name="T1">MX-16 live-USB with Persistence </text:span></text:a></text:p>
      <text:p text:style-name="P5">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5"><text:soft-page-break/><draw:frame draw:style-name="fr1" draw:name="Image141" text:anchor-type="as-char" svg:width="6.1563in" svg:height="3.4374in" draw:z-index="17"><draw:image xlink:href="../grafix/remastercc.png" xlink:type="simple" xlink:show="embed" xlink:actuate="onLoad"/><svg:title>figure grafix/remastercc.png</svg:title></draw:frame><text:s/></text:p>
      <text:p text:style-name="Caption"><text:span text:style-name="T7">Figure 6-8: The remaster and persistence tool</text:span> </text:p>
      <text:p text:style-name="P8"><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41" text:outline-level="3"><text:bookmark text:name="toc-Subsubsection-6.6.4"/>6.6.4 Snapshot </text:h>
      <text:p text:style-name="P5">This tool makes a copy of your running system and creates an ISO from it. </text:p>
      <text:p text:style-name="P5">The ISO can be put on a LiveMedium in the usual manner (see Section 2.2). To then install from the LiveMedium, open a root terminal and enter the command: <text:span text:style-name="T6">minstall</text:span>. </text:p>
      <text:p text:style-name="P5"><text:bookmark text:name="toc-Paragraph-97"/><text:soft-page-break/><draw:frame draw:style-name="fr1" draw:name="Image142" text:anchor-type="as-char" svg:width="6.3543in" svg:height="4.302in" draw:z-index="18"><draw:image xlink:href="../grafix/snapshot.png" xlink:type="simple" xlink:show="embed" xlink:actuate="onLoad"/><svg:title>figure grafix/snapshot.png</svg:title></draw:frame><text:s/></text:p>
      <text:p text:style-name="Caption"><text:span text:style-name="T7">Figure 6-9: Opening screen of Snapshot</text:span> </text:p>
      <text:p text:style-name="P8"><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39" text:outline-level="2"><text:bookmark text:name="toc-Subsection-6.7"/>6.7 SSH </text:h>
      <text:p text:style-name="P8"><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478647062" text:style-name="L24">
        <text:list-item>
          <text:p text:style-name="P31">Start or restart the ssh daemon as root with the command:</text:p>
          <text:p text:style-name="P31"> /etc/init.d/ssh start </text:p>
        </text:list-item>
        <text:list-item>
          <text:p text:style-name="P31">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31"> /etc/init.d/ssh start </text:p>
          <text:p text:style-name="P31">Press OK and you are done. The next time you restart, the SSH daemon will be active. </text:p>
        </text:list-item>
        <text:list-item>
          <text:p text:style-name="P31"><text:soft-page-break/>KDE users on MX Linux can do the same using <text:span text:style-name="T2">Preferences &gt; Settings &gt; Start &amp; Stop &gt; Automatic Start</text:span>. </text:p>
        </text:list-item>
      </text:list>
      <text:h text:style-name="P41" text:outline-level="3" text:is-list-header="true"><text:bookmark text:name="toc-Subsubsection-6.7.1"/>6.7.1 Troubleshooting </text:h>
      <text:p text:style-name="P5">Occasionally, SSH does not work in passive mode, sending a message of denied connection. Then you can try the following: </text:p>
      <text:list xml:id="list3734020691" text:style-name="L25">
        <text:list-item>
          <text:p text:style-name="P32">Edit as root the file ’/etc/ssh/sshd-config’. About line 16 you will find the parameter ’UsePrivilegeSeparation yes’. Change that to </text:p>
          <text:p text:style-name="P32"> UsePrivilegeSeparation no </text:p>
        </text:list-item>
        <text:list-item>
          <text:p text:style-name="P32">Add yourself (or the intended users) to the group ’ssh’ using MX User Manager or editing as root the file /etc/group. </text:p>
        </text:list-item>
        <text:list-item>
          <text:p text:style-name="P32">Sometimes the certificates can be missing or outdated; an easy way to rebuild them is to run (as root) the command </text:p>
          <text:p text:style-name="P32"> ssh-keygen -A </text:p>
        </text:list-item>
        <text:list-item>
          <text:p text:style-name="P32">Check if sshd is running by typing</text:p>
          <text:p text:style-name="P32"> /etc/init.d/ssh status </text:p>
          <text:p text:style-name="P32">The system should answer ’[ ok ] sshd is running.’ </text:p>
        </text:list-item>
        <text:list-item>
          <text:p text:style-name="P32">If you are using a firewall, check that port 22 is not blocked. It must allow IN and OUT traffic. </text:p>
        </text:list-item>
      </text:list>
      <text:p text:style-name="P8"><text:span text:style-name="T1">MORE: </text:span><text:a xlink:type="simple" xlink:href="http://www.openssh.com/manual.html" text:style-name="Internet_20_link" text:visited-style-name="Visited_20_Internet_20_Link"><text:span text:style-name="T1">Openssh manual</text:span></text:a><text:span text:style-name="T1"> </text:span></text:p>
      <text:p text:style-name="P8"><text:a xlink:type="simple" xlink:href="#top" text:style-name="Internet_20_link" text:visited-style-name="Visited_20_Internet_20_Link"><text:span text:style-name="T1">↑</text:span></text:a><text:span text:style-name="T3">Top</text:span><text:a xlink:type="simple" xlink:href="#top" text:style-name="Internet_20_link" text:visited-style-name="Visited_20_Internet_20_Link"><text:span text:style-name="T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7-09-08T09:35:25.367987185</dc:date>
    <meta:editing-duration>PT31M48S</meta:editing-duration>
    <meta:editing-cycles>7</meta:editing-cycles>
    <meta:generator>LibreOffice/5.4.0.3$Linux_X86_64 LibreOffice_project/7556cbc6811c9d992f4064ab9287069087d7f62c</meta:generator>
    <meta:document-statistic meta:table-count="4" meta:image-count="19" meta:object-count="0" meta:page-count="24" meta:paragraph-count="330" meta:word-count="5425" meta:character-count="31693" meta:non-whitespace-character-count="26347"/>
  </office:meta>
</office:document-meta>
</file>